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e44" officeooo:paragraph-rsid="0001ae44"/>
    </style:style>
    <style:style style:name="P2" style:family="paragraph" style:parent-style-name="Standard">
      <style:text-properties officeooo:rsid="0001ae44" officeooo:paragraph-rsid="0001ae44"/>
    </style:style>
    <style:style style:name="P3" style:family="paragraph" style:parent-style-name="Standard">
      <style:paragraph-properties fo:text-align="center" style:justify-single-word="false"/>
      <style:text-properties fo:font-size="26pt" officeooo:rsid="0002f13d" officeooo:paragraph-rsid="0002f13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SSIGNMENT <text:s text:c="2"/>- <text:s/>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) Does ANSI recognize the data type DATE?</text:p>
      <text:p text:style-name="P1">Ans--&gt;</text:p>
      <text:p text:style-name="P1">ANSI SQL (Structured Query Language) standards do recognize the DATE data type for representing dates in databases. Date in format (YYYY-MM-DD)</text:p>
      <text:p text:style-name="P1"/>
      <text:p text:style-name="P1">2) Which subdivision of SQL is used to insert</text:p>
      <text:p text:style-name="P1">values in tables?</text:p>
      <text:p text:style-name="P1">Ans--&gt;</text:p>
      <text:p text:style-name="P1">it is known as DML(data manupilation langauge)</text:p>
      <text:p text:style-name="P1">The specific command used to insert values into a table is the <text:span text:style-name="Source_20_Text">INSERT</text:span> state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32:45.678984128</meta:creation-date>
    <dc:date>2024-03-20T15:59:12.499429924</dc:date>
    <meta:editing-duration>PT10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9" meta:character-count="402" meta:non-whitespace-character-count="341"/>
  </office:meta>
</office:document-meta>
</file>